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ansk</text:p>
          </table:table-cell>
          <table:table-cell office:value-type="string">
            <text:p>Fransk</text:p>
          </table:table-cell>
          <table:table-cell office:value-type="string">
            <text:p>Finsk</text:p>
          </table:table-cell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Kende tallene 1-100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Sum-tabel 1-10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Sammenligne, ordne og indramme tal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Opskrive en talserie, både voksende og faldende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Kende de dobbelte tal af tallene 1-10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kende halvdelen af de lige tal 0-20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2-tabellen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Regne ligninger med huller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Addition og substraktion af tal mindre end 100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Løse enkle problemer med 1 operation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Kende tallene 1-1000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Placere tallene 1-1000 på en linje, sammenligne, ordne, indramme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Opskrive talserier af tier-tal, 100-tal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Kende de mest almindelige dobbelt-tal og halve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2,3,4 og 5-tabel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Hovedregning af summer, differenser og produkter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Addition og substraktion af tal mindre end 1000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Multiplikation af tal, hvor det ene er et enkelt ciffer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Division med 2 og 5 af tal mindre end 100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Løse problemer relateret til addtition, substraktion og multiplikation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Division vha. opdeling i grupper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Anvende regnemaskinens basisfunktioner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Kunne udtrykke et objekts relative placering (foran, bagi, til venstre for...)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Genkende en firkant, et rektangel og en trekant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Kunne reproducere enkle geometriske figurer vha. instrumenter eller teknikker: lineal, ternet papir,...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Genkende en kube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Introduktion til den geometriske nomenklatur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Beskrive, reproducere og tegne en firkant, rektangel, trekant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Anvende lineal, retvinklet objekt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Opfatte og genkende geometriske relationer: ret vinkel, symmetriakse, længdelighed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Identificerer felter og knuder i et grid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Angive klokkeslet (timer og halve timer) for hændelser i løbet af dagen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Sammenligne og ordne objekter afhængig af længde og masse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Anvende lineal for at tegne linjestykker, sammenligne længderne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Kende til og anvende Euro / kronen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Løse daglidags problemstillinger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Læse og udfylde en tabel i konkrete, enkle situationer</text:p>
          </table:table-cell>
          <table:table-cell/>
          <table:table-cell office:value-type="string">
            <text:p>CP</text:p>
          </table:table-cell>
          <table:table-cell/>
        </table:table-row>
        <table:table-row table:style-name="ro1">
          <table:table-cell/>
          <table:table-cell office:value-type="string">
            <text:p>Anvende en kalender for at sammenligne varigheder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Kende til relationen mellem timer og minutter, meter og centimeter, kilometer og meter, kilogram og gram, euro og eurocents (kroner og øre)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Måle linjestykker og afstande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Løse problemer vedrørende masse og længde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Anvende en tabel, en graf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Organisere informationen i en problemformulering</text:p>
          </table:table-cell>
          <table:table-cell/>
          <table:table-cell office:value-type="string">
            <text:p>CE1</text:p>
          </table:table-cell>
          <table:table-cell/>
        </table:table-row>
        <table:table-row table:style-name="ro1">
          <table:table-cell/>
          <table:table-cell office:value-type="string">
            <text:p>Kende tallen op til 1 million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Sammenligne, ordne og indramme tallene op til 1 million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Kunne anvende betegnelserne: dobbelte, halve, tredobbelte, kvart af et heltal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Kende til og anvende relationen mellem ofte forekommende tal, mellem 5,10,15,25, 100, mellem 15, 30 og 60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Lære multiplikationstabellerne og anvende dem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Hovedregnnig af summer, differenser og produkte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Opstille en addition, substraktion og multiplikation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Kunne dividere med een-ciffrede tal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Organisere sin regning mhp. at finde et resultat ved hovedregning, opskrivning eller regnemaskine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Anvende de aritmetiske operatorer på regnemaskinen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Løse problemer relateret til at alle 4 regnearte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Genkende, beskrive, navngive og reproducere de geometriske figurer firkant, rektangel, diamant(?), retvinklet trekant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Verificere en geometrisk figurs natur vha. lineal og retvinkel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Tegne en cirkel med en passe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Anvende passende betegnelser for side, vinkel, midte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Genkende at en figur indeholder en eller flere symmetriakser vha. foldning af papiret eller brug af gennemsigtigt papi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Tegne en symmetri ift. en akse på ternet papi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I rummet: anvende en side (face) arête (kant) og sommet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Reproducere figurer udfra en model på enten ternet eller blankt papi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Tegne en firkant eller rektangel udfra givne dimensione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Kende til følgende enheder og deres indbyrdes relation: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Længde: meter, kilometer, centimeter, millimete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Masse: kilogram, gram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Volumen: liter, centilite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Penge: euro og eurocent (kroner, øre)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Tid: timer, minutter, sekunder, måned å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Anvende instrumenter for at måle længder, masser, volumen, og derefter udtrykke de målte værdier vha. et heltal eller en indramning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Verificere at en vinkel er ret vha. en retvinkel eller kalibreringsobjekt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Udregne omkredsen af en polygon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Læse klokken på et ur med viser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Løse problemer som involverer længde, masse, volumen, penge og/eller tid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Kunne opstille en problemstillings elementer mhp. at løse det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Anvende en tabel eller en graf mhp. at behandle data</text:p>
          </table:table-cell>
          <table:table-cell/>
          <table:table-cell office:value-type="string">
            <text:p>CE2</text:p>
          </table:table-cell>
          <table:table-cell/>
        </table:table-row>
        <table:table-row table:style-name="ro1">
          <table:table-cell/>
          <table:table-cell office:value-type="string">
            <text:p>Kende tallene op til 1 milliard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ende til multipla af 5, 10, 15, 20, 25, 50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Navngive simple brøker, halve, tredjedele, kvarte, tiendel, hundrede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Anvende disse brøker i simple tilfælde af deling eller til at beskrive størrelser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Decimaltal: genkende tiendedele, hundredele og tusindedele i et decimalta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indtegne decimaltal på en linje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sammenligne og ordne decimalta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konvertere brøker til decimaltal og omvendt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Hovedregning: gange med 10, 100 eller 1000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Estimere en størrelsesorden af et resultat mentalt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Addition og substraktion af decimalta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Multiplikation af decimaltal med et helta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votient-rest division af to helta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Decimal division af to helta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udføre en serie af beregninger på regnemaskinen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løse problemer involverende flere etaper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Genkende, at linjer er parallelle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Anvende passende betegnelser for (points alignés), linje, vinkelrette linjer, parallelle linjer, linjestykke, midte, vinkel, symmetriakse, cirkels centrum, radius, diameter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Verificere en geometrisk figurs natur vha. lineal. retvinkel og passer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Beskrive en figur mhp. at genkende den mellem andre figurer 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udregne omkredsen på en firkant og et rektangel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Anvende passeren til at overføre længder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estimer overflader vha. tern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Aflæse et punkts koordinater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Placere et punkt givet dets koordinater</text:p>
          </table:table-cell>
          <table:table-cell/>
          <table:table-cell office:value-type="string">
            <text:p>CM1</text:p>
          </table:table-cell>
          <table:table-cell/>
        </table:table-row>
        <table:table-row table:style-name="ro1">
          <table:table-cell/>
          <table:table-cell office:value-type="string">
            <text:p>Kunne indramme en brøk med 2 på hinanden følgende heltal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Kunne skrive en brøk som en sum af et heltal og en brøk &lt; 1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Addere brøker med samme nævner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Kende decimaltal ned til 1/10000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Kunne udregne en varighed udfra slut- og starttidspunkt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Kunne udregne arealet af en firkant og et rektangel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Anvende almindelige arealmål (cm2, m2, km2)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Kunne løse et problem, der forudsætter konvertiringer mellem enheder</text:p>
          </table:table-cell>
          <table:table-cell/>
          <table:table-cell office:value-type="string">
            <text:p>CM2</text:p>
          </table:table-cell>
          <table:table-cell/>
        </table:table-row>
        <table:table-row table:style-name="ro1">
          <table:table-cell/>
          <table:table-cell office:value-type="string">
            <text:p>Genkende situationer, der involverer proportionalitet</text:p>
          </table:table-cell>
          <table:table-cell/>
          <table:table-cell office:value-type="string">
            <text:p>6eme</text:p>
          </table:table-cell>
          <table:table-cell/>
        </table:table-row>
        <table:table-row table:style-name="ro1">
          <table:table-cell/>
          <table:table-cell office:value-type="string">
            <text:p>Anvende proportionalitetskoefficien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angive et afrundet resultat med 1 eller 2 decima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mulere en andel som et procentta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kation og division med 0.1; 0.001; 0,0001 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03/19/2012</text:date>, <text:time>00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8T13:50:50</meta:creation-date>
    <meta:print-date>2012-03-18T15:22:49</meta:print-date>
    <dc:date>2012-03-19T00:44:58</dc:date>
    <meta:editing-duration>PT11M44S</meta:editing-duration>
    <meta:editing-cycles>1</meta:editing-cycles>
    <meta:generator>LibreOffice/3.4$Linux LibreOffice_project/340m1$Build-502</meta:generator>
    <meta:document-statistic meta:table-count="3" meta:cell-count="228" meta:object-count="0"/>
  </office:meta>
</office:document-meta>
</file>